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3300" draw:textarea-horizontal-align="center" draw:textarea-vertical-align="middle" fo:min-height="1.036cm" draw:shadow="hidden"/>
    </style:style>
    <style:style style:name="gr2" style:family="graphic" style:parent-style-name="standard">
      <style:graphic-properties svg:stroke-width="0.02cm" svg:stroke-color="#ff3300" draw:marker-start-width="0.24cm" draw:marker-end-width="0.24cm" draw:fill-color="#ff3300" draw:textarea-horizontal-align="justify" draw:textarea-vertical-align="middle" draw:auto-grow-height="false" fo:min-height="0cm" fo:min-width="0.52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P1" style:family="paragraph">
      <loext:graphic-properties draw:fill="solid" draw:fill-color="#ff3300"/>
      <style:paragraph-properties fo:text-align="center" style:writing-mode="lr-tb"/>
      <style:text-properties style:font-name="Roboto" fo:font-size="37pt" style:font-size-asian="37pt" style:font-size-complex="37pt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Roboto"/>
    </style:style>
    <style:style style:name="T1" style:family="text">
      <style:text-properties fo:color="#6600cc" style:font-name="Roboto" fo:font-size="60pt" style:font-size-asian="60pt" style:font-size-complex="60pt"/>
    </style:style>
    <style:style style:name="T2" style:family="text">
      <style:text-properties style:font-name="Roboto" fo:font-size="37pt" style:font-size-asian="37pt" style:font-size-complex="3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588cm" svg:height="0.927cm" svg:x="1.37cm" svg:y="0.602cm" svg:viewBox="0 0 589 928" draw:points="589,928 589,0 6,0 6,101 466,101 466,399 65,399 65,499 466,499 466,828 0,828 0,928">
          <text:p/>
        </draw:polygon>
        <draw:custom-shape draw:style-name="gr2" draw:text-style-name="P2" draw:layer="layout" svg:width="1.03cm" svg:height="0.08cm" svg:x="0.79cm" svg:y="0.6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8cm" svg:height="4.8cm" svg:x="-0.4cm" svg:y="-0.558cm">
          <draw:text-box>
            <text:p><text:span text:style-name="T1">!V</text:span><text:span text:style-name="T2"> RLO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25cm" fo:page-height="1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5:54:34.132615065</meta:creation-date>
    <dc:date>2024-02-27T19:11:56.972544573</dc:date>
    <meta:editing-duration>PT5H37M19S</meta:editing-duration>
    <meta:editing-cycles>7</meta:editing-cycles>
    <meta:generator>LibreOffice/6.4.7.2$Linux_X86_64 LibreOffice_project/40$Build-2</meta:generator>
    <meta:document-statistic meta:object-count="3"/>
  </office:meta>
</office:document-meta>
</file>